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0374f3" officeooo:paragraph-rsid="000374f3"/>
    </style:style>
    <style:style style:name="P5" style:family="paragraph" style:parent-style-name="Heading_20_1">
      <style:paragraph-properties fo:break-before="page"/>
      <style:text-properties officeooo:paragraph-rsid="000374f3"/>
    </style:style>
    <style:style style:name="P6" style:family="paragraph" style:parent-style-name="Heading_20_1">
      <style:paragraph-properties fo:break-before="page"/>
      <style:text-properties officeooo:rsid="0011e924" officeooo:paragraph-rsid="0011e924"/>
    </style:style>
    <style:style style:name="P7" style:family="paragraph" style:parent-style-name="Heading_20_2">
      <style:text-properties officeooo:rsid="000374f3" officeooo:paragraph-rsid="000374f3"/>
    </style:style>
    <style:style style:name="P8" style:family="paragraph" style:parent-style-name="Heading_20_2">
      <style:text-properties officeooo:rsid="0011e924" officeooo:paragraph-rsid="0011e924"/>
    </style:style>
    <style:style style:name="P9" style:family="paragraph" style:parent-style-name="Heading_20_2">
      <style:paragraph-properties fo:break-before="page"/>
      <style:text-properties officeooo:rsid="00121026" officeooo:paragraph-rsid="00121026"/>
    </style:style>
    <style:style style:name="P10" style:family="paragraph" style:parent-style-name="Standard">
      <style:text-properties officeooo:rsid="00019662" officeooo:paragraph-rsid="00019662"/>
    </style:style>
    <style:style style:name="P11" style:family="paragraph" style:parent-style-name="Standard" style:master-page-name="First_20_Page">
      <style:paragraph-properties style:page-number="auto"/>
      <style:text-properties officeooo:rsid="00019662" officeooo:paragraph-rsid="00019662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ext_20_body">
      <style:text-properties officeooo:paragraph-rsid="00019662"/>
    </style:style>
    <style:style style:name="P14" style:family="paragraph" style:parent-style-name="Text_20_body">
      <style:paragraph-properties style:writing-mode="lr-tb"/>
      <style:text-properties officeooo:rsid="000670a1" officeooo:paragraph-rsid="000670a1"/>
    </style:style>
    <style:style style:name="P15" style:family="paragraph" style:parent-style-name="Text_20_body">
      <style:paragraph-properties style:writing-mode="lr-tb"/>
      <style:text-properties officeooo:rsid="000670a1" officeooo:paragraph-rsid="00122b49"/>
    </style:style>
    <style:style style:name="P16" style:family="paragraph" style:parent-style-name="Text_20_body">
      <style:paragraph-properties style:writing-mode="lr-tb"/>
      <style:text-properties officeooo:rsid="000a5743" officeooo:paragraph-rsid="00122b49"/>
    </style:style>
    <style:style style:name="P17" style:family="paragraph" style:parent-style-name="Text_20_body">
      <style:paragraph-properties fo:break-before="page" style:writing-mode="lr-tb"/>
      <style:text-properties officeooo:rsid="000a5743" officeooo:paragraph-rsid="00122b49"/>
    </style:style>
    <style:style style:name="P18" style:family="paragraph" style:parent-style-name="Text_20_body">
      <style:paragraph-properties style:writing-mode="lr-tb"/>
      <style:text-properties officeooo:rsid="000a7dc6" officeooo:paragraph-rsid="000c9fd2"/>
    </style:style>
    <style:style style:name="P19" style:family="paragraph" style:parent-style-name="Text_20_body">
      <style:paragraph-properties style:writing-mode="lr-tb"/>
      <style:text-properties officeooo:rsid="000ebef0" officeooo:paragraph-rsid="000ebef0"/>
    </style:style>
    <style:style style:name="P20" style:family="paragraph" style:parent-style-name="Text_20_body">
      <style:paragraph-properties fo:margin-left="0cm" fo:margin-right="0cm" fo:text-indent="0cm" style:auto-text-indent="false" style:writing-mode="lr-tb"/>
      <style:text-properties officeooo:rsid="000ebef0" officeooo:paragraph-rsid="000ebef0"/>
    </style:style>
    <style:style style:name="P21" style:family="paragraph" style:parent-style-name="Text_20_body" style:list-style-name="L1">
      <style:paragraph-properties style:writing-mode="lr-tb"/>
      <style:text-properties officeooo:rsid="000ebef0" officeooo:paragraph-rsid="000ebef0"/>
    </style:style>
    <style:style style:name="P22" style:family="paragraph" style:parent-style-name="Text_20_body">
      <style:paragraph-properties fo:break-before="page"/>
      <style:text-properties officeooo:rsid="0016bd55" officeooo:paragraph-rsid="0016bd55"/>
    </style:style>
    <style:style style:name="P23" style:family="paragraph" style:parent-style-name="Text_20_body" style:list-style-name="L2">
      <style:text-properties officeooo:rsid="0016bd55" officeooo:paragraph-rsid="0016bd55"/>
    </style:style>
    <style:style style:name="P24" style:family="paragraph" style:parent-style-name="Text_20_body" style:list-style-name="L2">
      <style:text-properties officeooo:paragraph-rsid="0016bd55"/>
    </style:style>
    <style:style style:name="P25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16bd55"/>
    </style:style>
    <style:style style:name="P26" style:family="paragraph" style:parent-style-name="Text_20_body">
      <style:text-properties officeooo:rsid="001ab918" officeooo:paragraph-rsid="001ab918"/>
    </style:style>
    <style:style style:name="T1" style:family="text">
      <style:text-properties officeooo:rsid="000374f3"/>
    </style:style>
    <style:style style:name="T2" style:family="text">
      <style:text-properties officeooo:rsid="00095cf5"/>
    </style:style>
    <style:style style:name="T3" style:family="text">
      <style:text-properties officeooo:rsid="0009d43f"/>
    </style:style>
    <style:style style:name="T4" style:family="text">
      <style:text-properties officeooo:rsid="000a7dc6"/>
    </style:style>
    <style:style style:name="T5" style:family="text">
      <style:text-properties officeooo:rsid="000ba31e"/>
    </style:style>
    <style:style style:name="T6" style:family="text">
      <style:text-properties officeooo:rsid="000be030"/>
    </style:style>
    <style:style style:name="T7" style:family="text">
      <style:text-properties officeooo:rsid="000c9fd2"/>
    </style:style>
    <style:style style:name="T8" style:family="text">
      <style:text-properties officeooo:rsid="000e9f58"/>
    </style:style>
    <style:style style:name="T9" style:family="text">
      <style:text-properties officeooo:rsid="000fec85"/>
    </style:style>
    <style:style style:name="T10" style:family="text">
      <style:text-properties officeooo:rsid="0010cd5c"/>
    </style:style>
    <style:style style:name="T11" style:family="text">
      <style:text-properties officeooo:rsid="00122b49"/>
    </style:style>
    <style:style style:name="T12" style:family="text">
      <style:text-properties officeooo:rsid="00125abd"/>
    </style:style>
    <style:style style:name="T13" style:family="text">
      <style:text-properties officeooo:rsid="0013603a"/>
    </style:style>
    <style:style style:name="T14" style:family="text">
      <style:text-properties officeooo:rsid="0014dd06"/>
    </style:style>
    <style:style style:name="T15" style:family="text">
      <style:text-properties officeooo:rsid="0015c1f2"/>
    </style:style>
    <style:style style:name="T16" style:family="text">
      <style:text-properties officeooo:rsid="0016bd55"/>
    </style:style>
    <style:style style:name="T17" style:family="text">
      <style:text-properties officeooo:rsid="00188265"/>
    </style:style>
    <style:style style:name="T18" style:family="text">
      <style:text-properties fo:font-weight="bold" officeooo:rsid="0009d43f" style:font-weight-asian="bold" style:font-weight-complex="bold"/>
    </style:style>
    <style:style style:name="T19" style:family="text">
      <style:text-properties fo:font-style="italic" fo:font-weight="bold" officeooo:rsid="0009d43f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09d43f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officeooo:rsid="0009d43f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solid" style:text-underline-width="auto" style:text-underline-color="font-color" fo:font-weight="normal" officeooo:rsid="0009d43f" style:font-style-asian="normal" style:font-weight-asian="normal" style:font-style-complex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0be030"/>
    </style:style>
    <style:style style:name="T25" style:family="text">
      <style:text-properties style:text-underline-style="solid" style:text-underline-width="auto" style:text-underline-color="font-color" officeooo:rsid="001f1b6c"/>
    </style:style>
    <style:style style:name="T26" style:family="text">
      <style:text-properties officeooo:rsid="001e7a2b"/>
    </style:style>
    <style:style style:name="T27" style:family="text">
      <style:text-properties officeooo:rsid="001f1b6c"/>
    </style:style>
    <style:style style:name="T28" style:family="text">
      <style:text-properties officeooo:rsid="001f56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08_1295812108" text:style-name="Index_20_Link" text:visited-style-name="Index_20_Link">Введение<text:tab/>3</text:a></text:p>
          <text:p text:style-name="P1"><text:a xlink:type="simple" xlink:href="#__RefHeading___Toc215_1295812108" text:style-name="Index_20_Link" text:visited-style-name="Index_20_Link">1. Теоретическая часть<text:tab/>4</text:a></text:p>
          <text:p text:style-name="P2"><text:a xlink:type="simple" xlink:href="#__RefHeading___Toc222_1295812108" text:style-name="Index_20_Link" text:visited-style-name="Index_20_Link">1.1. Описание предметной области<text:tab/>4</text:a></text:p>
          <text:p text:style-name="P2"><text:a xlink:type="simple" xlink:href="#__RefHeading___Toc325_1295812108" text:style-name="Index_20_Link" text:visited-style-name="Index_20_Link">1.2. Постановка задачи<text:tab/>5</text:a></text:p>
          <text:p text:style-name="P1"><text:a xlink:type="simple" xlink:href="#__RefHeading___Toc316_1295812108" text:style-name="Index_20_Link" text:visited-style-name="Index_20_Link">2. Практическая часть<text:tab/>6</text:a></text:p>
          <text:p text:style-name="P2"><text:a xlink:type="simple" xlink:href="#__RefHeading___Toc318_1295812108" text:style-name="Index_20_Link" text:visited-style-name="Index_20_Link">2.1. Выбор и обоснование инструментов разработки<text:tab/>6</text:a></text:p>
        </text:index-body>
      </text:table-of-content>
      <text:p text:style-name="P10"/>
      <text:h text:style-name="P4" text:outline-level="1"><text:bookmark-start text:name="__RefHeading___Toc208_1295812108"/>Введение<text:bookmark-end text:name="__RefHeading___Toc208_1295812108"/></text:h>
      <text:p text:style-name="P13">Обмен информацией был важной частью жизни людей на протяжении тысячелетий. От древних летописей и посланий до более современных методов связи, таких как почта, телефон и телевидение, люди всегда стремились передавать и получать информацию.</text:p>
      <text:p text:style-name="P13">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, видео, текстовыми документами и другими всевозможными видами информации между людьми на больших расстояниях.</text:p>
      <text:p text:style-name="P13">С увеличением объема и количества файлов, которые используются человеком регулярно в повседневной жизни, возникает острая потребность в эффективном и безопасном хранении довольно большого количества данных, без приобретения дополнительных жестких дисков и иных устройств хранения. Именно здесь различные сетевые сервис<text:span text:style-name="T9">ы</text:span>, предоставляющие возможность хранить файлы, находят свое применение — это одна из наиболее востребованных и актуальных технологий в настоящее время, так как все больше и больше людей используют их из-за того, что это удобно, эффективно и безопасно.</text:p>
      <text:p text:style-name="P13">Целью моего курсового проекта является разработка серверной части сетевого сервиса для хранения любых типов файлов, включая простые текстовые документы и фотографии. Этот сервис будет предоставлять пользователям возможность хранить свои файлы в безопасном и надежном месте, доступном из любой точки мира, где есть доступ к сети Интернет. В проекте будут рассмотрены такие аспекты, как удобство использования и быстродействие системы, также одним из основных аспектов проекта является новизна подхода к созданию такого типа сервиса.</text:p>
      <text:h text:style-name="P5" text:outline-level="1"><text:bookmark-start text:name="__RefHeading___Toc215_1295812108"/><text:span text:style-name="T1">1. Теоретическая часть</text:span><text:bookmark-end text:name="__RefHeading___Toc215_1295812108"/></text:h>
      <text:h text:style-name="P7" text:outline-level="2"><text:bookmark-start text:name="__RefHeading___Toc222_1295812108"/>1.1. Описание предметной области<text:bookmark-end text:name="__RefHeading___Toc222_1295812108"/></text:h>
      <text:h text:style-name="P9" text:outline-level="2"><text:bookmark-start text:name="__RefHeading___Toc325_1295812108"/>1.2. Постановка задачи<text:bookmark-end text:name="__RefHeading___Toc325_1295812108"/></text:h>
      <text:h text:style-name="P6" text:outline-level="1"><text:bookmark-start text:name="__RefHeading___Toc316_1295812108"/>2. Практическая часть<text:bookmark-end text:name="__RefHeading___Toc316_1295812108"/></text:h>
      <text:h text:style-name="P8" text:outline-level="2"><text:bookmark-start text:name="__RefHeading___Toc318_1295812108"/>2.1. Выбор и обоснование инструментов разработки<text:bookmark-end text:name="__RefHeading___Toc318_1295812108"/></text:h>
      <text:p text:style-name="P14">В первую очередь, перед началом <text:span text:style-name="T13">самой</text:span> разработки <text:span text:style-name="T13">проекта</text:span>, необходимо определиться с операционной системой, для которой будет создаваться программное обеспечение. Выбор операционной системы зависит от множества различных факторов, таких как требования к производительности, доступность необходимых программных инструментов, стабильность и безопасность.</text:p>
      <text:p text:style-name="P14">Самыми распространенными операционными системами для серверов на сегодняшний день являются Linux и Windows Server. Linux является бесплатной и открытой операционной системой с широким набором программных инструментов и пакетов, которые могут быть использованы для разработки серверного программного обеспечения. Windows Server, с другой <text:span text:style-name="T12">с</text:span>тороны, имеет большую поддержку и интеграцию с программным обеспечением, произведенным корпорацией Microsoft.</text:p>
      <text:p text:style-name="P15">Также необходимо учитывать и юридические аспекты, одним из которых является то, что использование<text:span text:style-name="T2"> </text:span>программного обеспечение <text:span text:style-name="T2">с несвободными лицензиями, включая ПО </text:span>от корпорации Microsoft, в нынешнее время может быть затруднено в России.</text:p>
      <text:p text:style-name="P15"><text:span text:style-name="T11">У</text:span><text:span text:style-name="T2">читывая вышесказанное, </text:span><text:span text:style-name="T22">выбор операционной системы для разработки данного проекта остановился на ОС Linux</text:span><text:span text:style-name="T3">.</text:span><text:span text:style-name="T2"> </text:span><text:span text:style-name="T3">Также, </text:span><text:span text:style-name="T2">дальнейший выбор используемых средств будет основываться на открытости исходного кода и свободы использования.</text:span></text:p>
      <text:p text:style-name="P16">После выбора операционной системы, необходимо определиться с языком программирования, на котором будет разработан проект. Для этого также необходимо учитывать ряд факторов, таких как открытость исходного кода, доступность необходимых библиотек и инструментов, скорость работы и удобство написания кода.</text:p>
      <text:p text:style-name="P17"><text:span text:style-name="T4">Популярные на сегодняшний день языки программирования, в большинстве случаев, распространяются с открытым исходным кодом, что предоставляет больший выбор, в отличие от операционных систем. Для создания серверных приложений наиболее распространенными языками являются Java, Python, C# и Go, каждый из которых имеет свои плюсы и минусы, и выбор зависит от конкретных требований проекта.</text:span></text:p>
      <text:p text:style-name="P18"><text:span text:style-name="T23">При рассмотрении каждого </text:span><text:span text:style-name="T24">из перечисленных</text:span><text:span text:style-name="T23"> вариант</text:span><text:span text:style-name="T24">ов</text:span><text:span text:style-name="T23">, выбор был сделан в пользу языка Go</text:span>, <text:span text:style-name="T14">который</text:span> является сравнительно новым языком программирования, <text:span text:style-name="T5">однако он </text:span>быстро набир<text:span text:style-name="T5">ает</text:span> популярность благодаря простоте своего синтаксиса, <text:span text:style-name="T10">производительности</text:span>, надежности и богато<text:span text:style-name="T5">му набору стандартных библиотек. </text:span><text:span text:style-name="T7">Также, в данном языке </text:span><text:span text:style-name="T15">достаточно</text:span><text:span text:style-name="T7"> </text:span><text:span text:style-name="T15">просто</text:span><text:span text:style-name="T7"> реализ</text:span><text:span text:style-name="T8">уются</text:span><text:span text:style-name="T7"> многопоточные программы, что очень важно для </text:span><text:span text:style-name="T8">работы</text:span><text:span text:style-name="T7"> сервера. </text:span><text:span text:style-name="T5">Go дает возможность создать новый поток выполнения программы с помощью </text:span><text:span text:style-name="T7">одного ключевого</text:span><text:span text:style-name="T5"> слова «</text:span><text:span text:style-name="T8">go», в то время как в других языках многопоточность достигается при помощи сложных конструкций.</text:span></text:p>
      <text:p text:style-name="P19">На третьем этапе необходимо выбрать среду для разработки, у которой есть <text:span text:style-name="T10">версия под</text:span> ранее <text:span text:style-name="T10">выбранную</text:span> операционн<text:span text:style-name="T10">ую</text:span> систем<text:span text:style-name="T10">у и поддержка языка Go. </text:span><text:span text:style-name="T15">Одна из самых популярных сред разработки для языка Go — GoLand от JetBrains, но несмотря на популярность, она не лишена недостатков, таких как:</text:span></text:p>
      <text:list text:style-name="L1">
        <text:list-item>
          <text:p text:style-name="P21"><text:span text:style-name="T15">Я</text:span>вляется платн<text:span text:style-name="T15">ым программным обеспечением;</text:span></text:p>
        </text:list-item>
        <text:list-item>
          <text:p text:style-name="P21"><text:span text:style-name="T15">П</text:span>отребляет больше ресурсов компьютера, чем некоторые другие редакторы кода, что может замедлить работу на старых или медленных компьютерах;</text:p>
        </text:list-item>
        <text:list-item>
          <text:p text:style-name="P21"><text:span text:style-name="T15">О</text:span>бладает <text:span text:style-name="T16">огромным функционалом</text:span>, что <text:span text:style-name="T16">неизбежно приведет к дополнительным временным затратам на изучение.</text:span></text:p>
        </text:list-item>
      </text:list>
      <text:p text:style-name="P20"/>
      <text:p text:style-name="P22">Еще одним вариантом является Visual Studio Code — бесплатный кросс-платформенный текстовый редактор, разработанный Microsoft для создания и редактирования программного кода. <text:span text:style-name="T17">Имеет множество преимуществ, по сравнению с GoLand:</text:span></text:p>
      <text:list xml:id="list1518289085" text:style-name="L2">
        <text:list-item>
          <text:p text:style-name="P23"><text:span text:style-name="T17">Б</text:span>есплатен и поддерживает все популярные операционные системы, включая <text:span text:style-name="T17">Linux;</text:span></text:p>
        </text:list-item>
        <text:list-item>
          <text:p text:style-name="P23"><text:span text:style-name="T17">И</text:span>меет широкие возможности для расширения функциональности плагинами. <text:span text:style-name="T17">Есть возможность</text:span> установить плагины для поддержки различных языков программирования, <text:span text:style-name="T17">включая Go;</text:span></text:p>
        </text:list-item>
        <text:list-item>
          <text:p text:style-name="P23"><text:span text:style-name="T17">Р</text:span>аботает <text:span text:style-name="T17">быстро </text:span>даже на медленных компьютерах и не занимает много ресурсов системы;</text:p>
        </text:list-item>
        <text:list-item>
          <text:p text:style-name="P24"><text:span text:style-name="T17">И</text:span><text:span text:style-name="T16">меет простой и интуитивно понятный пользовательский интерфейс, что позволяет быстро начать работу с редактором.</text:span></text:p>
          <text:p text:style-name="P25"/>
        </text:list-item>
      </text:list>
      <text:p text:style-name="P26">Несмотря на то, что GoLand также предлаг<text:span text:style-name="T26">а</text:span>ет широкие возможности, <text:span text:style-name="T23">выбор </text:span><text:span text:style-name="T25">среды разработки</text:span><text:span text:style-name="T23"> был сделан в пользу Visual Studio Code</text:span>, так как он сочетает в себе все вышеперечисленные преимущества в удобном и интуитивно понятном пользовательском интерфейсе, <text:span text:style-name="T28">что не добавит времени на изучение функционал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5-15T19:43:58.432454455</dc:date>
    <meta:editing-duration>PT2H57M43S</meta:editing-duration>
    <meta:editing-cycles>40</meta:editing-cycles>
    <meta:generator>LibreOffice/7.5.3.2$Linux_X86_64 LibreOffice_project/9f56dff12ba03b9acd7730a5a481eea045e468f3</meta:generator>
    <meta:document-statistic meta:table-count="0" meta:image-count="0" meta:object-count="0" meta:page-count="8" meta:paragraph-count="36" meta:word-count="781" meta:character-count="6019" meta:non-whitespace-character-count="5278"/>
  </office:meta>
</office:document-meta>
</file>